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989AA75768DF610C88.png" manifest:media-type="image/png"/>
  <manifest:file-entry manifest:full-path="Pictures/100008FF00000FBA00000FBA3B56FCA03028FD76.svg" manifest:media-type="image/svg+xml"/>
  <manifest:file-entry manifest:full-path="Pictures/10000201000000980000009890D51F5BF2005D76.png" manifest:media-type="image/png"/>
  <manifest:file-entry manifest:full-path="Pictures/100008FF00000FBA00000FBA5C1743CE35EAD47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025cm" svg:height="4.025cm" svg:x="8.488cm" svg:y="6cm">
          <draw:image xlink:href="Pictures/100008FF00000FBA00000FBA5C1743CE35EAD479.svg" xlink:type="simple" xlink:show="embed" xlink:actuate="onLoad" draw:mime-type="image/svg+xml">
            <text:p/>
          </draw:image>
          <draw:image xlink:href="Pictures/10000201000000980000009890D51F5BF2005D76.png" xlink:type="simple" xlink:show="embed" xlink:actuate="onLoad" draw:mime-type="image/png"/>
        </draw:frame>
        <draw:frame draw:style-name="gr1" draw:text-style-name="P1" draw:layer="layout" svg:width="4.025cm" svg:height="4.025cm" svg:x="8.488cm" svg:y="16cm">
          <draw:image xlink:href="Pictures/100008FF00000FBA00000FBA3B56FCA03028FD76.svg" xlink:type="simple" xlink:show="embed" xlink:actuate="onLoad" draw:mime-type="image/svg+xml">
            <text:p/>
          </draw:image>
          <draw:image xlink:href="Pictures/1000020100000098000000989AA75768DF610C8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4T10:55:39.689099300</meta:creation-date>
    <dc:date>2021-01-14T10:59:12.886790174</dc:date>
    <meta:editing-duration>PT3M33S</meta:editing-duration>
    <meta:editing-cycles>1</meta:editing-cycles>
    <meta:document-statistic meta:object-count="2"/>
    <meta:generator>LibreOffice/7.0.3.1$Linux_X86_64 LibreOffice_project/00$Build-1</meta:generator>
  </office:meta>
</office:document-meta>
</file>